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6mm"/>
    </style:style>
    <style:style style:name="co3" style:family="table-column">
      <style:table-column-properties fo:break-before="auto" style:column-width="30.73mm"/>
    </style:style>
    <style:style style:name="co4" style:family="table-column">
      <style:table-column-properties fo:break-before="auto" style:column-width="28.77mm"/>
    </style:style>
    <style:style style:name="co5" style:family="table-column">
      <style:table-column-properties fo:break-before="auto" style:column-width="28.5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7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verhead" table:style-name="ta1">
        <table:shapes>
          <draw:frame draw:z-index="0" draw:style-name="gr1" draw:text-style-name="P1" svg:width="158.35mm" svg:height="90.44mm" svg:x="195.28mm" svg:y="0mm">
            <loext:p draw:notify-on-update-of-ranges="Overhead.A1:Overhead.A1 Overhead.A1:Overhead.A1048576 Overhead.B1:Overhead.B1 Overhead.B1:Overhead.B1048576 Overhead.C1:Overhead.C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5.54mm" svg:y="93.02mm">
            <loext:p draw:notify-on-update-of-ranges="Overhead.A1:Overhead.A1 Overhead.A2:Overhead.A6 Overhead.B1:Overhead.B1 Overhead.B2:Overhead.B6 Overhead.E1:Overhead.E1 Overhead.E2:Overhead.E6 Overhead.G1:Overhead.G1 Overhead.G2:Overhead.G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4mm" svg:height="87.98mm" svg:x="3.11mm" svg:y="29.95mm">
            <loext:p draw:notify-on-update-of-ranges="Overhead.A1:Overhead.A1 Overhead.B1:Overhead.B1 Overhead.H1:Overhead.H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style-name="ce1"/>
          <table:table-cell table:style-name="ce1" office:value-type="string" calcext:value-type="string">
            <text:p>Record</text:p>
          </table:table-cell>
          <table:table-cell table:style-name="ce1" office:value-type="string" calcext:value-type="string">
            <text:p>Replay</text:p>
          </table:table-cell>
          <table:table-cell table:style-name="ce1" office:value-type="string" calcext:value-type="string">
            <text:p>Single Core</text:p>
          </table:table-cell>
          <table:table-cell table:style-name="ce1" office:value-type="string" calcext:value-type="string">
            <text:p>Record-no-syscallbuf</text:p>
          </table:table-cell>
          <table:table-cell table:style-name="ce1" office:value-type="string" calcext:value-type="string">
            <text:p>Replay-no-syscallbuf</text:p>
          </table:table-cell>
          <table:table-cell table:style-name="ce1" office:value-type="string" calcext:value-type="string">
            <text:p>Record-no-cloning</text:p>
          </table:table-cell>
          <table:table-cell table:style-name="ce1" office:value-type="string" calcext:value-type="string">
            <text:p>DynamoRio</text:p>
          </table:table-cell>
          <table:table-cell/>
        </table:table-row>
        <table:table-row table:style-name="ro1">
          <table:table-cell table:style-name="ce1" office:value-type="string" calcext:value-type="string">
            <text:p>cp</text:p>
          </table:table-cell>
          <table:table-cell table:style-name="ce2" office:value-type="float" office:value="1.777654" calcext:value-type="float">
            <text:p>1.78</text:p>
          </table:table-cell>
          <table:table-cell table:style-name="ce2" office:value-type="float" office:value="0.899169" calcext:value-type="float">
            <text:p>0.90</text:p>
          </table:table-cell>
          <table:table-cell table:style-name="ce2" office:value-type="float" office:value="1.004605" calcext:value-type="float">
            <text:p>1.00</text:p>
          </table:table-cell>
          <table:table-cell table:style-name="ce2" office:value-type="float" office:value="23.703486" calcext:value-type="float">
            <text:p>23.70</text:p>
          </table:table-cell>
          <table:table-cell table:style-name="ce2" office:value-type="float" office:value="14.864749" calcext:value-type="float">
            <text:p>14.86</text:p>
          </table:table-cell>
          <table:table-cell table:style-name="ce2" office:value-type="float" office:value="4.361939" calcext:value-type="float">
            <text:p>4.36</text:p>
          </table:table-cell>
          <table:table-cell table:style-name="ce2" office:value-type="float" office:value="1.288645" calcext:value-type="float">
            <text:p>1.29</text:p>
          </table:table-cell>
          <table:table-cell/>
        </table:table-row>
        <table:table-row table:style-name="ro1">
          <table:table-cell table:style-name="ce1" office:value-type="string" calcext:value-type="string">
            <text:p>make</text:p>
          </table:table-cell>
          <table:table-cell table:style-name="ce2" office:value-type="float" office:value="8.059011" calcext:value-type="float">
            <text:p>8.06</text:p>
          </table:table-cell>
          <table:table-cell table:style-name="ce2" office:value-type="float" office:value="12.111561" calcext:value-type="float">
            <text:p>12.11</text:p>
          </table:table-cell>
          <table:table-cell table:style-name="ce2" office:value-type="float" office:value="3.436219" calcext:value-type="float">
            <text:p>3.44</text:p>
          </table:table-cell>
          <table:table-cell table:style-name="ce2" office:value-type="float" office:value="11.64059" calcext:value-type="float">
            <text:p>11.64</text:p>
          </table:table-cell>
          <table:table-cell table:style-name="ce2" office:value-type="float" office:value="14.513657" calcext:value-type="float">
            <text:p>14.51</text:p>
          </table:table-cell>
          <table:table-cell table:style-name="ce2" office:value-type="float" office:value="7.979671" calcext:value-type="float">
            <text:p>7.98</text:p>
          </table:table-cell>
          <table:table-cell table:style-name="ce2" office:value-type="float" office:value="11.169274" calcext:value-type="float">
            <text:p>11.17</text:p>
          </table:table-cell>
          <table:table-cell/>
        </table:table-row>
        <table:table-row table:style-name="ro1">
          <table:table-cell table:style-name="ce1" office:value-type="string" calcext:value-type="string">
            <text:p>octane</text:p>
          </table:table-cell>
          <table:table-cell table:style-name="ce2" office:value-type="float" office:value="1.841939" calcext:value-type="float">
            <text:p>1.84</text:p>
          </table:table-cell>
          <table:table-cell table:style-name="ce2" office:value-type="float" office:value="1.59205" calcext:value-type="float">
            <text:p>1.59</text:p>
          </table:table-cell>
          <table:table-cell table:style-name="ce2" office:value-type="float" office:value="1.375848" calcext:value-type="float">
            <text:p>1.38</text:p>
          </table:table-cell>
          <table:table-cell table:style-name="ce2" office:value-type="float" office:value="2.683359" calcext:value-type="float">
            <text:p>2.68</text:p>
          </table:table-cell>
          <table:table-cell table:style-name="ce2" office:value-type="float" office:value="2.459355" calcext:value-type="float">
            <text:p>2.46</text:p>
          </table:table-cell>
          <table:table-cell table:style-name="ce2" office:value-type="float" office:value="1.791061" calcext:value-type="float">
            <text:p>1.79</text:p>
          </table:table-cell>
          <table:table-cell table:style-name="ce2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1" office:value-type="string" calcext:value-type="string">
            <text:p>htmltest</text:p>
          </table:table-cell>
          <table:table-cell table:style-name="ce2" office:value-type="float" office:value="1.495316" calcext:value-type="float">
            <text:p>1.50</text:p>
          </table:table-cell>
          <table:table-cell table:style-name="ce2" office:value-type="float" office:value="0.908656" calcext:value-type="float">
            <text:p>0.91</text:p>
          </table:table-cell>
          <table:table-cell table:style-name="ce2" office:value-type="float" office:value="1.077636" calcext:value-type="float">
            <text:p>1.08</text:p>
          </table:table-cell>
          <table:table-cell table:style-name="ce2" office:value-type="float" office:value="4.321348" calcext:value-type="float">
            <text:p>4.32</text:p>
          </table:table-cell>
          <table:table-cell table:style-name="ce2" office:value-type="float" office:value="3.125892" calcext:value-type="float">
            <text:p>3.13</text:p>
          </table:table-cell>
          <table:table-cell table:style-name="ce2" office:value-type="float" office:value="1.501049" calcext:value-type="float">
            <text:p>1.50</text:p>
          </table:table-cell>
          <table:table-cell table:style-name="ce2" office:value-type="float" office:value="13.475676" calcext:value-type="float">
            <text:p>13.48</text:p>
          </table:table-cell>
          <table:table-cell/>
        </table:table-row>
        <table:table-row table:style-name="ro1">
          <table:table-cell table:style-name="ce1" office:value-type="string" calcext:value-type="string">
            <text:p>sambatest</text:p>
          </table:table-cell>
          <table:table-cell table:style-name="ce2" office:value-type="float" office:value="1.395219" calcext:value-type="float">
            <text:p>1.40</text:p>
          </table:table-cell>
          <table:table-cell table:style-name="ce2" office:value-type="float" office:value="1.221155" calcext:value-type="float">
            <text:p>1.22</text:p>
          </table:table-cell>
          <table:table-cell table:style-name="ce2" office:value-type="float" office:value="0.938446" calcext:value-type="float">
            <text:p>0.94</text:p>
          </table:table-cell>
          <table:table-cell table:style-name="ce2" office:value-type="float" office:value="2.06952" calcext:value-type="float">
            <text:p>2.07</text:p>
          </table:table-cell>
          <table:table-cell table:style-name="ce2" office:value-type="float" office:value="1.705496" calcext:value-type="float">
            <text:p>1.71</text:p>
          </table:table-cell>
          <table:table-cell table:style-name="ce2" office:value-type="float" office:value="1.391088" calcext:value-type="float">
            <text:p>1.39</text:p>
          </table:table-cell>
          <table:table-cell table:style-name="ce2" office:value-type="float" office:value="1.442182" calcext:value-type="float">
            <text:p>1.44</text:p>
          </table:table-cell>
          <table:table-cell/>
        </table:table-row>
        <table:table-row table:style-name="ro1" table:number-rows-repeated="37">
          <table:table-cell table:number-columns-repeated="9"/>
        </table:table-row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REPLAY</text:p>
          </table:table-cell>
          <table:table-cell office:value-type="string" calcext:value-type="string">
            <text:p>SINGLE-CORE</text:p>
          </table:table-cell>
          <table:table-cell office:value-type="string" calcext:value-type="string">
            <text:p>RECORD-NO-SYSCALLBUF</text:p>
          </table:table-cell>
          <table:table-cell office:value-type="string" calcext:value-type="string">
            <text:p>REPLAY-NO-SYSCALLBUF</text:p>
          </table:table-cell>
          <table:table-cell office:value-type="string" calcext:value-type="string">
            <text:p>RECORD-NO-CLONING</text:p>
          </table:table-cell>
          <table:table-cell office:value-type="string" calcext:value-type="string">
            <text:p>DYNAMORIO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.000098" calcext:value-type="float">
            <text:p>1.000098</text:p>
          </table:table-cell>
          <table:table-cell office:value-type="float" office:value="1.777654" calcext:value-type="float">
            <text:p>1.777654</text:p>
          </table:table-cell>
          <table:table-cell office:value-type="float" office:value="0.899169" calcext:value-type="float">
            <text:p>0.899169</text:p>
          </table:table-cell>
          <table:table-cell office:value-type="float" office:value="1.004605" calcext:value-type="float">
            <text:p>1.004605</text:p>
          </table:table-cell>
          <table:table-cell office:value-type="float" office:value="23.703486" calcext:value-type="float">
            <text:p>23.703486</text:p>
          </table:table-cell>
          <table:table-cell office:value-type="float" office:value="14.864749" calcext:value-type="float">
            <text:p>14.864749</text:p>
          </table:table-cell>
          <table:table-cell office:value-type="float" office:value="4.361939" calcext:value-type="float">
            <text:p>4.361939</text:p>
          </table:table-cell>
          <table:table-cell office:value-type="float" office:value="1.288645" calcext:value-type="float">
            <text:p>1.288645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21.031443" calcext:value-type="float">
            <text:p>21.031443</text:p>
          </table:table-cell>
          <table:table-cell office:value-type="float" office:value="8.059011" calcext:value-type="float">
            <text:p>8.059011</text:p>
          </table:table-cell>
          <table:table-cell office:value-type="float" office:value="12.111561" calcext:value-type="float">
            <text:p>12.111561</text:p>
          </table:table-cell>
          <table:table-cell office:value-type="float" office:value="3.436219" calcext:value-type="float">
            <text:p>3.436219</text:p>
          </table:table-cell>
          <table:table-cell office:value-type="float" office:value="11.64059" calcext:value-type="float">
            <text:p>11.64059</text:p>
          </table:table-cell>
          <table:table-cell office:value-type="float" office:value="14.513657" calcext:value-type="float">
            <text:p>14.513657</text:p>
          </table:table-cell>
          <table:table-cell office:value-type="float" office:value="7.979671" calcext:value-type="float">
            <text:p>7.979671</text:p>
          </table:table-cell>
          <table:table-cell office:value-type="float" office:value="11.169274" calcext:value-type="float">
            <text:p>11.169274</text:p>
          </table:table-cell>
        </table:table-row>
        <table:table-row table:style-name="ro1">
          <table:table-cell office:value-type="string" calcext:value-type="string">
            <text:p>octane</text:p>
          </table:table-cell>
          <table:table-cell office:value-type="float" office:value="32.679278" calcext:value-type="float">
            <text:p>32.679278</text:p>
          </table:table-cell>
          <table:table-cell office:value-type="float" office:value="1.841939" calcext:value-type="float">
            <text:p>1.841939</text:p>
          </table:table-cell>
          <table:table-cell office:value-type="float" office:value="1.59205" calcext:value-type="float">
            <text:p>1.59205</text:p>
          </table:table-cell>
          <table:table-cell office:value-type="float" office:value="1.375848" calcext:value-type="float">
            <text:p>1.375848</text:p>
          </table:table-cell>
          <table:table-cell office:value-type="float" office:value="2.683359" calcext:value-type="float">
            <text:p>2.683359</text:p>
          </table:table-cell>
          <table:table-cell office:value-type="float" office:value="2.459355" calcext:value-type="float">
            <text:p>2.459355</text:p>
          </table:table-cell>
          <table:table-cell office:value-type="float" office:value="1.791061" calcext:value-type="float">
            <text:p>1.79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tmltest</text:p>
          </table:table-cell>
          <table:table-cell office:value-type="float" office:value="27.597176" calcext:value-type="float">
            <text:p>27.597176</text:p>
          </table:table-cell>
          <table:table-cell office:value-type="float" office:value="1.495316" calcext:value-type="float">
            <text:p>1.495316</text:p>
          </table:table-cell>
          <table:table-cell office:value-type="float" office:value="0.908656" calcext:value-type="float">
            <text:p>0.908656</text:p>
          </table:table-cell>
          <table:table-cell office:value-type="float" office:value="1.077636" calcext:value-type="float">
            <text:p>1.077636</text:p>
          </table:table-cell>
          <table:table-cell office:value-type="float" office:value="4.321348" calcext:value-type="float">
            <text:p>4.321348</text:p>
          </table:table-cell>
          <table:table-cell office:value-type="float" office:value="3.125892" calcext:value-type="float">
            <text:p>3.125892</text:p>
          </table:table-cell>
          <table:table-cell office:value-type="float" office:value="1.501049" calcext:value-type="float">
            <text:p>1.501049</text:p>
          </table:table-cell>
          <table:table-cell office:value-type="float" office:value="13.475676" calcext:value-type="float">
            <text:p>13.475676</text:p>
          </table:table-cell>
        </table:table-row>
        <table:table-row table:style-name="ro1">
          <table:table-cell office:value-type="string" calcext:value-type="string">
            <text:p>sambatest</text:p>
          </table:table-cell>
          <table:table-cell office:value-type="float" office:value="32.872907" calcext:value-type="float">
            <text:p>32.872907</text:p>
          </table:table-cell>
          <table:table-cell office:value-type="float" office:value="1.395219" calcext:value-type="float">
            <text:p>1.395219</text:p>
          </table:table-cell>
          <table:table-cell office:value-type="float" office:value="1.221155" calcext:value-type="float">
            <text:p>1.221155</text:p>
          </table:table-cell>
          <table:table-cell office:value-type="float" office:value="0.938446" calcext:value-type="float">
            <text:p>0.938446</text:p>
          </table:table-cell>
          <table:table-cell office:value-type="float" office:value="2.06952" calcext:value-type="float">
            <text:p>2.06952</text:p>
          </table:table-cell>
          <table:table-cell office:value-type="float" office:value="1.705496" calcext:value-type="float">
            <text:p>1.705496</text:p>
          </table:table-cell>
          <table:table-cell office:value-type="float" office:value="1.391088" calcext:value-type="float">
            <text:p>1.391088</text:p>
          </table:table-cell>
          <table:table-cell office:value-type="float" office:value="1.442182" calcext:value-type="float">
            <text:p>1.442182</text:p>
          </table:table-cell>
        </table:table-row>
      </table:table>
      <table:table table:name="Space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Default" office:value-type="string" calcext:value-type="string">
            <text:p>Cloned blocks</text:p>
          </table:table-cell>
          <table:table-cell table:style-name="Default" office:value-type="string" calcext:value-type="string">
            <text:p>Uncompressed</text:p>
          </table:table-cell>
          <table:table-cell table:style-name="Default" office:value-type="string" calcext:value-type="string">
            <text:p>Compressed</text:p>
          </table:table-cell>
          <table:table-cell table:style-name="Default" office:value-type="string" calcext:value-type="string">
            <text:p>Run time</text:p>
          </table:table-cell>
          <table:table-cell office:value-type="string" calcext:value-type="string">
            <text:p>Cloned blocks/s</text:p>
          </table:table-cell>
          <table:table-cell office:value-type="string" calcext:value-type="string">
            <text:p>Uncompressed/s</text:p>
          </table:table-cell>
          <table:table-cell office:value-type="string" calcext:value-type="string">
            <text:p>Compressed/s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641597440.000001" calcext:value-type="float">
            <text:p>641597440.00</text:p>
          </table:table-cell>
          <table:table-cell office:value-type="float" office:value="101432835.592205" calcext:value-type="float">
            <text:p>101432835.59</text:p>
          </table:table-cell>
          <table:table-cell office:value-type="float" office:value="20732552.426754" calcext:value-type="float">
            <text:p>20732552.43</text:p>
          </table:table-cell>
          <table:table-cell office:value-type="float" office:value="1.000098" calcext:value-type="float">
            <text:p>1.00</text:p>
          </table:table-cell>
          <table:table-cell table:style-name="ce2" table:formula="of:=[.B2]/[.E2]/(1024*1024)" office:value-type="float" office:value="611.815042125873" calcext:value-type="float">
            <text:p>611.82</text:p>
          </table:table-cell>
          <table:table-cell table:style-name="ce2" table:formula="of:=[.C2]/[.E2]/(1024*1024)" office:value-type="float" office:value="96.7244111522507" calcext:value-type="float">
            <text:p>96.72</text:p>
          </table:table-cell>
          <table:table-cell table:style-name="ce2" table:formula="of:=[.D2]/[.E2]/(1024*1024)" office:value-type="float" office:value="19.7701652867433" calcext:value-type="float">
            <text:p>19.77</text:p>
          </table:table-cell>
          <table:table-cell table:formula="of:=[.G2]/[.H2]" office:value-type="float" office:value="4.89244322186363" calcext:value-type="float">
            <text:p>4.8924432219</text:p>
          </table:table-cell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120987648" calcext:value-type="float">
            <text:p>120987648.00</text:p>
          </table:table-cell>
          <table:table-cell office:value-type="float" office:value="2901628420.56672" calcext:value-type="float">
            <text:p>2901628420.57</text:p>
          </table:table-cell>
          <table:table-cell office:value-type="float" office:value="346424069.221154" calcext:value-type="float">
            <text:p>346424069.22</text:p>
          </table:table-cell>
          <table:table-cell office:value-type="float" office:value="21.031443" calcext:value-type="float">
            <text:p>21.03</text:p>
          </table:table-cell>
          <table:table-cell table:style-name="ce2" table:formula="of:=[.B3]/[.E3]/(1024*1024)" office:value-type="float" office:value="5.48620522614639" calcext:value-type="float">
            <text:p>5.49</text:p>
          </table:table-cell>
          <table:table-cell table:style-name="ce2" table:formula="of:=[.C3]/[.E3]/(1024*1024)" office:value-type="float" office:value="131.574828244021" calcext:value-type="float">
            <text:p>131.57</text:p>
          </table:table-cell>
          <table:table-cell table:style-name="ce2" table:formula="of:=[.D3]/[.E3]/(1024*1024)" office:value-type="float" office:value="15.7086576228343" calcext:value-type="float">
            <text:p>15.71</text:p>
          </table:table-cell>
          <table:table-cell table:formula="of:=[.G3]/[.H3]" office:value-type="float" office:value="8.37594347035497" calcext:value-type="float">
            <text:p>8.3759434704</text:p>
          </table:table-cell>
        </table:table-row>
        <table:table-row table:style-name="ro1">
          <table:table-cell office:value-type="string" calcext:value-type="string">
            <text:p>octane</text:p>
          </table:table-cell>
          <table:table-cell office:value-type="float" office:value="0" calcext:value-type="float">
            <text:p>0.00</text:p>
          </table:table-cell>
          <table:table-cell office:value-type="float" office:value="23990789.520421" calcext:value-type="float">
            <text:p>23990789.52</text:p>
          </table:table-cell>
          <table:table-cell office:value-type="float" office:value="2871277.482311" calcext:value-type="float">
            <text:p>2871277.48</text:p>
          </table:table-cell>
          <table:table-cell office:value-type="float" office:value="32.679278" calcext:value-type="float">
            <text:p>32.68</text:p>
          </table:table-cell>
          <table:table-cell table:style-name="ce2" table:formula="of:=[.B4]/[.E4]/(1024*1024)" office:value-type="float" office:value="0" calcext:value-type="float">
            <text:p>0.00</text:p>
          </table:table-cell>
          <table:table-cell table:style-name="ce2" table:formula="of:=[.C4]/[.E4]/(1024*1024)" office:value-type="float" office:value="0.700119500679719" calcext:value-type="float">
            <text:p>0.70</text:p>
          </table:table-cell>
          <table:table-cell table:style-name="ce2" table:formula="of:=[.D4]/[.E4]/(1024*1024)" office:value-type="float" office:value="0.0837920467568348" calcext:value-type="float">
            <text:p>0.08</text:p>
          </table:table-cell>
          <table:table-cell table:formula="of:=[.G4]/[.H4]" office:value-type="float" office:value="8.35544097295381" calcext:value-type="float">
            <text:p>8.355440973</text:p>
          </table:table-cell>
        </table:table-row>
        <table:table-row table:style-name="ro1">
          <table:table-cell office:value-type="string" calcext:value-type="string">
            <text:p>htmltest</text:p>
          </table:table-cell>
          <table:table-cell office:value-type="float" office:value="0" calcext:value-type="float">
            <text:p>0.00</text:p>
          </table:table-cell>
          <table:table-cell office:value-type="float" office:value="115520381.39017" calcext:value-type="float">
            <text:p>115520381.39</text:p>
          </table:table-cell>
          <table:table-cell office:value-type="float" office:value="19342720.506363" calcext:value-type="float">
            <text:p>19342720.51</text:p>
          </table:table-cell>
          <table:table-cell office:value-type="float" office:value="27.597176" calcext:value-type="float">
            <text:p>27.60</text:p>
          </table:table-cell>
          <table:table-cell table:style-name="ce2" table:formula="of:=[.B5]/[.E5]/(1024*1024)" office:value-type="float" office:value="0" calcext:value-type="float">
            <text:p>0.00</text:p>
          </table:table-cell>
          <table:table-cell table:style-name="ce2" table:formula="of:=[.C5]/[.E5]/(1024*1024)" office:value-type="float" office:value="3.99203240046227" calcext:value-type="float">
            <text:p>3.99</text:p>
          </table:table-cell>
          <table:table-cell table:style-name="ce2" table:formula="of:=[.D5]/[.E5]/(1024*1024)" office:value-type="float" office:value="0.668425485141773" calcext:value-type="float">
            <text:p>0.67</text:p>
          </table:table-cell>
          <table:table-cell table:formula="of:=[.G5]/[.H5]" office:value-type="float" office:value="5.97229233355092" calcext:value-type="float">
            <text:p>5.9722923336</text:p>
          </table:table-cell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14012416" calcext:value-type="float">
            <text:p>14012416.00</text:p>
          </table:table-cell>
          <table:table-cell office:value-type="float" office:value="4984288375.10755" calcext:value-type="float">
            <text:p>4984288375.11</text:p>
          </table:table-cell>
          <table:table-cell office:value-type="float" office:value="226778983.266027" calcext:value-type="float">
            <text:p>226778983.27</text:p>
          </table:table-cell>
          <table:table-cell office:value-type="float" office:value="32.872907" calcext:value-type="float">
            <text:p>32.87</text:p>
          </table:table-cell>
          <table:table-cell table:style-name="ce2" table:formula="of:=[.B6]/[.E6]/(1024*1024)" office:value-type="float" office:value="0.406513523431317" calcext:value-type="float">
            <text:p>0.41</text:p>
          </table:table-cell>
          <table:table-cell table:style-name="ce2" table:formula="of:=[.C6]/[.E6]/(1024*1024)" office:value-type="float" office:value="144.598949186402" calcext:value-type="float">
            <text:p>144.60</text:p>
          </table:table-cell>
          <table:table-cell table:style-name="ce2" table:formula="of:=[.D6]/[.E6]/(1024*1024)" office:value-type="float" office:value="6.57907412452244" calcext:value-type="float">
            <text:p>6.58</text:p>
          </table:table-cell>
          <table:table-cell table:formula="of:=[.G6]/[.H6]" office:value-type="float" office:value="21.9786168159183" calcext:value-type="float">
            <text:p>21.9786168159</text:p>
          </table:table-cell>
        </table:table-row>
        <table:table-row table:style-name="ro1" table:number-rows-repeated="6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611.815042125873" calcext:value-type="float">
            <text:p>611.82</text:p>
          </table:table-cell>
          <table:table-cell office:value-type="float" office:value="96.7244111522507" calcext:value-type="float">
            <text:p>96.72</text:p>
          </table:table-cell>
          <table:table-cell office:value-type="float" office:value="19.7701652867433" calcext:value-type="float">
            <text:p>19.77</text:p>
          </table:table-cell>
          <table:table-cell office:value-type="float" office:value="4.89244322186363" calcext:value-type="float">
            <text:p>4.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5.48620522614639" calcext:value-type="float">
            <text:p>5.49</text:p>
          </table:table-cell>
          <table:table-cell office:value-type="float" office:value="131.574828244021" calcext:value-type="float">
            <text:p>131.57</text:p>
          </table:table-cell>
          <table:table-cell office:value-type="float" office:value="15.7086576228343" calcext:value-type="float">
            <text:p>15.71</text:p>
          </table:table-cell>
          <table:table-cell office:value-type="float" office:value="8.37594347035497" calcext:value-type="float">
            <text:p>8.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ne</text:p>
          </table:table-cell>
          <table:table-cell office:value-type="float" office:value="0" calcext:value-type="float">
            <text:p>0.00</text:p>
          </table:table-cell>
          <table:table-cell office:value-type="float" office:value="0.700119500679719" calcext:value-type="float">
            <text:p>0.70</text:p>
          </table:table-cell>
          <table:table-cell office:value-type="float" office:value="0.0837920467568348" calcext:value-type="float">
            <text:p>0.08</text:p>
          </table:table-cell>
          <table:table-cell office:value-type="float" office:value="8.35544097295381" calcext:value-type="float">
            <text:p>8.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mltest</text:p>
          </table:table-cell>
          <table:table-cell office:value-type="float" office:value="0" calcext:value-type="float">
            <text:p>0.00</text:p>
          </table:table-cell>
          <table:table-cell office:value-type="float" office:value="3.99203240046227" calcext:value-type="float">
            <text:p>3.99</text:p>
          </table:table-cell>
          <table:table-cell office:value-type="float" office:value="0.668425485141773" calcext:value-type="float">
            <text:p>0.67</text:p>
          </table:table-cell>
          <table:table-cell office:value-type="float" office:value="5.97229233355092" calcext:value-type="float">
            <text:p>5.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ba</text:p>
          </table:table-cell>
          <table:table-cell office:value-type="float" office:value="0.406513523431317" calcext:value-type="float">
            <text:p>0.41</text:p>
          </table:table-cell>
          <table:table-cell office:value-type="float" office:value="144.598949186402" calcext:value-type="float">
            <text:p>144.60</text:p>
          </table:table-cell>
          <table:table-cell office:value-type="float" office:value="6.57907412452244" calcext:value-type="float">
            <text:p>6.58</text:p>
          </table:table-cell>
          <table:table-cell office:value-type="float" office:value="21.9786168159183" calcext:value-type="float">
            <text:p>21.98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19.7701652867433" calcext:value-type="float">
            <text:p>19.77</text:p>
          </table:table-cell>
          <table:table-cell office:value-type="float" office:value="96.7244111522507" calcext:value-type="float">
            <text:p>96.72</text:p>
          </table:table-cell>
          <table:table-cell office:value-type="float" office:value="4.89244322186363" calcext:value-type="float">
            <text:p>4.89</text:p>
          </table:table-cell>
          <table:table-cell office:value-type="float" office:value="611.815042125873" calcext:value-type="float">
            <text:p>611.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ke</text:p>
          </table:table-cell>
          <table:table-cell office:value-type="float" office:value="15.7086576228343" calcext:value-type="float">
            <text:p>15.71</text:p>
          </table:table-cell>
          <table:table-cell office:value-type="float" office:value="131.574828244021" calcext:value-type="float">
            <text:p>131.57</text:p>
          </table:table-cell>
          <table:table-cell office:value-type="float" office:value="8.37594347035497" calcext:value-type="float">
            <text:p>8.38</text:p>
          </table:table-cell>
          <table:table-cell office:value-type="float" office:value="5.48620522614639" calcext:value-type="float">
            <text:p>5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ctane</text:p>
          </table:table-cell>
          <table:table-cell office:value-type="float" office:value="0.0837920467568348" calcext:value-type="float">
            <text:p>0.08</text:p>
          </table:table-cell>
          <table:table-cell office:value-type="float" office:value="0.700119500679719" calcext:value-type="float">
            <text:p>0.70</text:p>
          </table:table-cell>
          <table:table-cell office:value-type="float" office:value="8.35544097295381" calcext:value-type="float">
            <text:p>8.36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mltest</text:p>
          </table:table-cell>
          <table:table-cell office:value-type="float" office:value="0.668425485141773" calcext:value-type="float">
            <text:p>0.67</text:p>
          </table:table-cell>
          <table:table-cell office:value-type="float" office:value="3.99203240046227" calcext:value-type="float">
            <text:p>3.99</text:p>
          </table:table-cell>
          <table:table-cell office:value-type="float" office:value="5.97229233355092" calcext:value-type="float">
            <text:p>5.97</text:p>
          </table:table-cell>
          <table:table-cell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batest</text:p>
          </table:table-cell>
          <table:table-cell office:value-type="float" office:value="6.57907412452244" calcext:value-type="float">
            <text:p>6.58</text:p>
          </table:table-cell>
          <table:table-cell office:value-type="float" office:value="144.598949186402" calcext:value-type="float">
            <text:p>144.60</text:p>
          </table:table-cell>
          <table:table-cell office:value-type="float" office:value="21.9786168159183" calcext:value-type="float">
            <text:p>21.98</text:p>
          </table:table-cell>
          <table:table-cell office:value-type="float" office:value="0.406513523431317" calcext:value-type="float">
            <text:p>0.4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5T20:25:14.459441067</meta:creation-date>
    <dc:date>2016-04-27T00:44:07.859999631</dc:date>
    <meta:editing-duration>P1DT1M25S</meta:editing-duration>
    <meta:editing-cycles>8</meta:editing-cycles>
    <meta:generator>LibreOffice/5.0.5.2$Linux_X86_64 LibreOffice_project/00$Build-2</meta:generator>
    <meta:document-statistic meta:table-count="2" meta:cell-count="20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2.5" chart:interval-major="0.5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36cm" svg:height="9.045cm" xlink:href=".." xlink:type="simple" chart:class="chart:bar" chart:style-name="ch1">
        <chart:legend chart:legend-position="end" svg:x="13.917cm" svg:y="3.974cm" style:legend-expansion="high" chart:style-name="ch2"/>
        <chart:plot-area chart:style-name="ch3" table:cell-range-address="Overhead.A1:Overhead.C2 Overhead.A4:Overhead.C6" chart:data-source-has-labels="both" svg:x="1.314cm" svg:y="0.18cm" svg:width="12.287cm" svg:height="7.717cm">
          <chartooo:coordinate-region svg:x="2.266cm" svg:y="0.379cm" svg:width="11.335cm" svg:height="6.871cm"/>
          <chart:axis chart:dimension="x" chart:name="primary-x" chart:style-name="ch4" chartooo:axis-type="auto">
            <chartooo:date-scale/>
            <chart:title svg:x="6.732cm" svg:y="8.078cm" chart:style-name="ch5">
              <text:p>Workload</text:p>
            </chart:title>
            <chart:categories table:cell-range-address="Overhead.A2:Overhead.A2 Overhead.A4:Overhead.A6"/>
          </chart:axis>
          <chart:axis chart:dimension="y" chart:name="primary-y" chart:style-name="ch6">
            <chart:title svg:x="0.451cm" svg:y="6.159cm" chart:style-name="ch7">
              <text:p>Overhead relative to baseline</text:p>
            </chart:title>
            <chart:grid chart:style-name="ch8" chart:class="major"/>
          </chart:axis>
          <chart:series chart:style-name="ch9" chart:values-cell-range-address="Overhead.B2:Overhead.B2 Overhead.B4:Overhead.B6" chart:label-cell-address="Overhead.B1:Overhead.B1" chart:class="chart:bar">
            <chart:data-point chart:repeated="4"/>
          </chart:series>
          <chart:series chart:style-name="ch10" chart:values-cell-range-address="Overhead.C2:Overhead.C2 Overhead.C4:Overhead.C6" chart:label-cell-address="Overhead.C1:Overhead.C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rd</text:p>
                <draw:g>
                  <svg:desc>Overhead.B1:Overhead.B1</svg:desc>
                </draw:g>
              </table:table-cell>
              <table:table-cell office:value-type="string">
                <text:p>Replay</text:p>
                <draw:g>
                  <svg:desc>Overhead.C1:Overhead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</text:p>
                <draw:g>
                  <svg:desc>Overhead.A2:Overhead.A2 Overhead.A4:Overhead.A6</svg:desc>
                </draw:g>
              </table:table-cell>
              <table:table-cell office:value-type="float" office:value="1.777654">
                <text:p>1.777654</text:p>
                <draw:g>
                  <svg:desc>Overhead.B2:Overhead.B2 Overhead.B4:Overhead.B6</svg:desc>
                </draw:g>
              </table:table-cell>
              <table:table-cell office:value-type="float" office:value="0.899169">
                <text:p>0.899169</text:p>
                <draw:g>
                  <svg:desc>Overhead.C2:Overhead.C2 Overhead.C4:Overhead.C6</svg:desc>
                </draw:g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.841939">
                <text:p>1.841939</text:p>
              </table:table-cell>
              <table:table-cell office:value-type="float" office:value="1.59205">
                <text:p>1.59205</text:p>
              </table:table-cell>
            </table:table-row>
            <table:table-row>
              <table:table-cell office:value-type="string">
                <text:p>htmltest</text:p>
              </table:table-cell>
              <table:table-cell office:value-type="float" office:value="1.495316">
                <text:p>1.495316</text:p>
              </table:table-cell>
              <table:table-cell office:value-type="float" office:value="0.908656">
                <text:p>0.908656</text:p>
              </table:table-cell>
            </table:table-row>
            <table:table-row>
              <table:table-cell office:value-type="string">
                <text:p>sambatest</text:p>
              </table:table-cell>
              <table:table-cell office:value-type="float" office:value="1.395219">
                <text:p>1.395219</text:p>
              </table:table-cell>
              <table:table-cell office:value-type="float" office:value="1.221155">
                <text:p>1.2211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4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14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1" style:family="chart" style:data-style-name="N4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svg:x="13.336cm" svg:y="3.318cm" style:legend-expansion="custom" chartooo:width="2.454cm" chartooo:height="3.027cm" style:legend-expansion-aspect-ratio="0.810703666997027" chart:style-name="ch2"/>
        <chart:plot-area chart:style-name="ch3" table:cell-range-address="Overhead.A1:Overhead.B6 Overhead.E1:Overhead.E6 Overhead.G1:Overhead.G6" chart:data-source-has-labels="both" svg:x="1.106cm" svg:y="0.136cm" svg:width="12.071cm" svg:height="7.668cm">
          <chartooo:coordinate-region svg:x="2.257cm" svg:y="0.336cm" svg:width="10.92cm" svg:height="6.821cm"/>
          <chart:axis chart:dimension="x" chart:name="primary-x" chart:style-name="ch4" chartooo:axis-type="auto">
            <chartooo:date-scale/>
            <chart:title svg:x="6.416cm" svg:y="7.985cm" chart:style-name="ch5">
              <text:p>Workload</text:p>
            </chart:title>
            <chart:categories table:cell-range-address="Overhead.A2:Overhead.A6"/>
          </chart:axis>
          <chart:axis chart:dimension="y" chart:name="primary-y" chart:style-name="ch6">
            <chart:title svg:x="0.239cm" svg:y="6.091cm" chart:style-name="ch7">
              <text:p>Overhead relative to baseline</text:p>
            </chart:title>
            <chart:grid chart:style-name="ch8" chart:class="major"/>
          </chart:axis>
          <chart:series chart:style-name="ch9" chart:values-cell-range-address="Overhead.B2:Overhead.B6" chart:label-cell-address="Overhead.B1:Overhead.B1" chart:class="chart:bar">
            <chart:data-point chart:repeated="5"/>
          </chart:series>
          <chart:series chart:style-name="ch10" chart:values-cell-range-address="Overhead.E2:Overhead.E6" chart:label-cell-address="Overhead.E1:Overhead.E1" chart:class="chart:bar">
            <chart:data-point chart:repeated="5"/>
          </chart:series>
          <chart:series chart:style-name="ch11" chart:values-cell-range-address="Overhead.G2:Overhead.G6" chart:label-cell-address="Overhead.G1:Overhead.G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rd</text:p>
                <draw:g>
                  <svg:desc>Overhead.B1:Overhead.B1</svg:desc>
                </draw:g>
              </table:table-cell>
              <table:table-cell office:value-type="string">
                <text:p>Record-no-syscallbuf</text:p>
                <draw:g>
                  <svg:desc>Overhead.E1:Overhead.E1</svg:desc>
                </draw:g>
              </table:table-cell>
              <table:table-cell office:value-type="string">
                <text:p>Record-no-cloning</text:p>
                <draw:g>
                  <svg:desc>Overhead.G1:Overhea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</text:p>
                <draw:g>
                  <svg:desc>Overhead.A2:Overhead.A6</svg:desc>
                </draw:g>
              </table:table-cell>
              <table:table-cell office:value-type="float" office:value="1.777654">
                <text:p>1.777654</text:p>
                <draw:g>
                  <svg:desc>Overhead.B2:Overhead.B6</svg:desc>
                </draw:g>
              </table:table-cell>
              <table:table-cell office:value-type="float" office:value="23.703486">
                <text:p>23.703486</text:p>
                <draw:g>
                  <svg:desc>Overhead.E2:Overhead.E6</svg:desc>
                </draw:g>
              </table:table-cell>
              <table:table-cell office:value-type="float" office:value="4.361939">
                <text:p>4.361939</text:p>
                <draw:g>
                  <svg:desc>Overhead.G2:Overhead.G6</svg:desc>
                </draw:g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8.059011">
                <text:p>8.059011</text:p>
              </table:table-cell>
              <table:table-cell office:value-type="float" office:value="11.64059">
                <text:p>11.64059</text:p>
              </table:table-cell>
              <table:table-cell office:value-type="float" office:value="7.979671">
                <text:p>7.979671</text:p>
              </table:table-cell>
            </table:table-row>
            <table:table-row>
              <table:table-cell office:value-type="string">
                <text:p>octane</text:p>
              </table:table-cell>
              <table:table-cell office:value-type="float" office:value="1.841939">
                <text:p>1.841939</text:p>
              </table:table-cell>
              <table:table-cell office:value-type="float" office:value="2.683359">
                <text:p>2.683359</text:p>
              </table:table-cell>
              <table:table-cell office:value-type="float" office:value="1.791061">
                <text:p>1.791061</text:p>
              </table:table-cell>
            </table:table-row>
            <table:table-row>
              <table:table-cell office:value-type="string">
                <text:p>htmltest</text:p>
              </table:table-cell>
              <table:table-cell office:value-type="float" office:value="1.495316">
                <text:p>1.495316</text:p>
              </table:table-cell>
              <table:table-cell office:value-type="float" office:value="4.321348">
                <text:p>4.321348</text:p>
              </table:table-cell>
              <table:table-cell office:value-type="float" office:value="1.501049">
                <text:p>1.501049</text:p>
              </table:table-cell>
            </table:table-row>
            <table:table-row>
              <table:table-cell office:value-type="string">
                <text:p>sambatest</text:p>
              </table:table-cell>
              <table:table-cell office:value-type="float" office:value="1.395219">
                <text:p>1.395219</text:p>
              </table:table-cell>
              <table:table-cell office:value-type="float" office:value="2.06952">
                <text:p>2.06952</text:p>
              </table:table-cell>
              <table:table-cell office:value-type="float" office:value="1.391088">
                <text:p>1.3910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">
      <style:chart-properties chart:display-label="true" chart:logarithmic="false" chart:origin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maximum="9" chart:interval-major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41cm" svg:height="8.799cm" xlink:href=".." xlink:type="simple" chart:class="chart:bar" chart:style-name="ch1">
        <chart:legend chart:legend-position="end" svg:x="13.307cm" svg:y="3.851cm" style:legend-expansion="high" chart:style-name="ch2"/>
        <chart:plot-area chart:style-name="ch3" table:cell-range-address="Overhead.A1:Overhead.B3 Overhead.A5:Overhead.B6 Overhead.H1:Overhead.H3 Overhead.H5:Overhead.H6" chart:data-source-has-labels="both" svg:x="1.316cm" svg:y="0.175cm" svg:width="11.673cm" svg:height="7.481cm">
          <chartooo:coordinate-region svg:x="2.268cm" svg:y="0.374cm" svg:width="10.721cm" svg:height="6.635cm"/>
          <chart:axis chart:dimension="x" chart:name="primary-x" chart:style-name="ch4" chartooo:axis-type="auto">
            <chartooo:date-scale/>
            <chart:title svg:x="6.427cm" svg:y="7.832cm" chart:style-name="ch5">
              <text:p>Workload</text:p>
            </chart:title>
            <chart:categories table:cell-range-address="Overhead.A2:Overhead.A3 Overhead.A5:Overhead.A6"/>
          </chart:axis>
          <chart:axis chart:dimension="y" chart:name="primary-y" chart:style-name="ch6">
            <chart:title svg:x="0.451cm" svg:y="6.036cm" chart:style-name="ch7">
              <text:p>Overhead relative to baseline</text:p>
            </chart:title>
            <chart:grid chart:style-name="ch8" chart:class="major"/>
          </chart:axis>
          <chart:series chart:style-name="ch9" chart:values-cell-range-address="Overhead.B2:Overhead.B3 Overhead.B5:Overhead.B6" chart:label-cell-address="Overhead.B1:Overhead.B1" chart:class="chart:bar">
            <chart:data-point chart:repeated="4"/>
          </chart:series>
          <chart:series chart:style-name="ch10" chart:values-cell-range-address="Overhead.H2:Overhead.H3 Overhead.H5:Overhead.H6" chart:label-cell-address="Overhead.H1:Overhead.H1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ord</text:p>
                <draw:g>
                  <svg:desc>Overhead.B1:Overhead.B1</svg:desc>
                </draw:g>
              </table:table-cell>
              <table:table-cell office:value-type="string">
                <text:p>DynamoRio</text:p>
                <draw:g>
                  <svg:desc>Overhead.H1:Overhea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</text:p>
                <draw:g>
                  <svg:desc>Overhead.A2:Overhead.A3 Overhead.A5:Overhead.A6</svg:desc>
                </draw:g>
              </table:table-cell>
              <table:table-cell office:value-type="float" office:value="1.777654">
                <text:p>1.777654</text:p>
                <draw:g>
                  <svg:desc>Overhead.B2:Overhead.B3 Overhead.B5:Overhead.B6</svg:desc>
                </draw:g>
              </table:table-cell>
              <table:table-cell office:value-type="float" office:value="1.288645">
                <text:p>1.288645</text:p>
                <draw:g>
                  <svg:desc>Overhead.H2:Overhead.H3 Overhead.H5:Overhead.H6</svg:desc>
                </draw:g>
              </table:table-cell>
            </table:table-row>
            <table:table-row>
              <table:table-cell office:value-type="string">
                <text:p>make</text:p>
              </table:table-cell>
              <table:table-cell office:value-type="float" office:value="8.059011">
                <text:p>8.059011</text:p>
              </table:table-cell>
              <table:table-cell office:value-type="float" office:value="11.169274">
                <text:p>11.169274</text:p>
              </table:table-cell>
            </table:table-row>
            <table:table-row>
              <table:table-cell office:value-type="string">
                <text:p>htmltest</text:p>
              </table:table-cell>
              <table:table-cell office:value-type="float" office:value="1.495316">
                <text:p>1.495316</text:p>
              </table:table-cell>
              <table:table-cell office:value-type="float" office:value="13.475676">
                <text:p>13.475676</text:p>
              </table:table-cell>
            </table:table-row>
            <table:table-row>
              <table:table-cell office:value-type="string">
                <text:p>sambatest</text:p>
              </table:table-cell>
              <table:table-cell office:value-type="float" office:value="1.395219">
                <text:p>1.395219</text:p>
              </table:table-cell>
              <table:table-cell office:value-type="float" office:value="1.442182">
                <text:p>1.44218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